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61f4b" officeooo:paragraph-rsid="00061f4b" style:font-size-asian="12pt" style:font-size-complex="12pt"/>
    </style:style>
    <style:style style:name="P4" style:family="paragraph" style:parent-style-name="Preformatted_20_Text">
      <style:paragraph-properties fo:line-height="150%"/>
      <style:text-properties style:font-name="Times New Roman" fo:font-size="12pt" officeooo:rsid="00061f4b" officeooo:paragraph-rsid="00061f4b" style:font-size-asian="12pt" style:font-size-complex="12pt"/>
    </style:style>
    <style:style style:name="P5" style:family="paragraph" style:parent-style-name="Preformatted_20_Text">
      <style:paragraph-properties fo:line-height="150%"/>
      <style:text-properties officeooo:paragraph-rsid="00061f4b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0c0c5a" officeooo:paragraph-rsid="000c0c5a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c4a28" officeooo:paragraph-rsid="000c4a28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dee82" officeooo:paragraph-rsid="000ee262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ee262" officeooo:paragraph-rsid="0014e5fd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13e06" officeooo:paragraph-rsid="00113e06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de8c" officeooo:paragraph-rsid="0014de8c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e5fd" officeooo:paragraph-rsid="0014e5fd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e5fd" officeooo:paragraph-rsid="0015c515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indent="1.499cm" style:auto-text-indent="false" fo:background-color="transparent"/>
      <style:text-properties style:font-name="Times New Roman" fo:font-size="12pt" officeooo:rsid="00061f4b" officeooo:paragraph-rsid="00061f4b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5c515" officeooo:paragraph-rsid="0015c515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71729" officeooo:paragraph-rsid="00171729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8679b" officeooo:paragraph-rsid="00171729" style:font-size-asian="12pt" style:font-size-complex="12pt"/>
    </style:style>
    <style:style style:name="P18" style:family="paragraph" style:parent-style-name="Preformatted_20_Text">
      <style:paragraph-properties fo:line-height="150%"/>
      <style:text-properties style:font-name="Times New Roman" fo:font-size="12pt" officeooo:rsid="00061f4b" officeooo:paragraph-rsid="00061f4b" style:font-size-asian="12pt" style:font-size-complex="12pt"/>
    </style:style>
    <style:style style:name="T1" style:family="text">
      <style:text-properties style:font-name="Times New Roman" fo:font-size="12pt" officeooo:rsid="00061f4b" style:font-size-asian="12pt" style:font-size-complex="12pt"/>
    </style:style>
    <style:style style:name="T2" style:family="text">
      <style:text-properties style:font-name="Times New Roman" fo:font-size="12pt" officeooo:rsid="000a522e" style:font-size-asian="12pt" style:font-size-complex="12pt"/>
    </style:style>
    <style:style style:name="T3" style:family="text">
      <style:text-properties officeooo:rsid="00158d9e"/>
    </style:style>
    <style:style style:name="T4" style:family="text">
      <style:text-properties officeooo:rsid="00061f4b"/>
    </style:style>
    <style:style style:name="T5" style:family="text">
      <style:text-properties officeooo:rsid="000c4a28"/>
    </style:style>
    <style:style style:name="T6" style:family="text">
      <style:text-properties officeooo:rsid="000ee262"/>
    </style:style>
    <style:style style:name="T7" style:family="text">
      <style:text-properties officeooo:rsid="000f9c2b"/>
    </style:style>
    <style:style style:name="T8" style:family="text">
      <style:text-properties officeooo:rsid="00134991"/>
    </style:style>
    <style:style style:name="T9" style:family="text">
      <style:text-properties officeooo:rsid="0014de8c"/>
    </style:style>
    <style:style style:name="T10" style:family="text">
      <style:text-properties officeooo:rsid="0014e5fd"/>
    </style:style>
    <style:style style:name="T11" style:family="text">
      <style:text-properties officeooo:rsid="0015c515"/>
    </style:style>
    <style:style style:name="T12" style:family="text">
      <style:text-properties officeooo:rsid="00171729"/>
    </style:style>
    <style:style style:name="T13" style:family="text">
      <style:text-properties officeooo:rsid="001a11d3"/>
    </style:style>
    <style:style style:name="T14" style:family="text">
      <style:text-properties officeooo:rsid="001bf576"/>
    </style:style>
    <style:style style:name="T15" style:family="text">
      <style:text-properties officeooo:rsid="00204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ЕЦЕНЗИЯ</text:p>
      <text:p text:style-name="P2">на специалистскую работу</text:p>
      <text:p text:style-name="P1"/>
      <text:p text:style-name="P1">Студентки гр.722</text:p>
      <text:p text:style-name="P1">Мейта Марины Валерьевны</text:p>
      <text:p text:style-name="P1">Томского государственного университета систем управления и радиоэлектроники (ТУСУР)</text:p>
      <text:p text:style-name="P1">Наименование темы специалистской работы: Определение авторства исходного кода.</text:p>
      <text:p text:style-name="P4"/>
      <text:p text:style-name="P6">Представленная на рецензирование <text:span text:style-name="T4">квалификационная </text:span>работа содержит исследование темы определения авторства исходного кода программ, написанных на языке программирования C/C++, и полностью соответствует задани<text:span text:style-name="T5">ю</text:span> на дипломирование. </text:p>
      <text:p text:style-name="P7">Во введении сформулирована цель и основная задача работы, назначение и перспективы применения, разъяснены причины ее актуальности в сфере информационной безопасности, а также обозначены основные различия между исследованием естественных и программных языков.</text:p>
      <text:p text:style-name="P8">Первый раздел содержит подробный обзор существующих <text:span text:style-name="T6">научно-технических информационных источников, содержащих исследования в обозначенной предметной области. Результаты обзора сведены в сравнительную таблицу и приведены в приложении.</text:span></text:p>
      <text:p text:style-name="P9">Во втором разделе приводится перечисление, описание и обоснование выбора признаков, характеризующих индивидуальный стиль написания <text:span text:style-name="T7">программ на языке </text:span>C/C++. <text:span text:style-name="T9">При этом учитывался актуальный на сегодняшний день стандарт С++11.</text:span></text:p>
      <text:p text:style-name="P10">Третий раздел содержит графическое описание моделирования процесса определения авторства исходного кода, <text:span text:style-name="T8">полностью соответствующее правилам оформления по методологии IDEF0.</text:span></text:p>
      <text:p text:style-name="P11">В четвертом разделе указаны алгоритмы классификации, использованные в работе, приведены преимущества и недостатки каждого алгоритма, их характерные особенности.</text:p>
      <text:p text:style-name="P11">Пятый раздел описывает <text:span text:style-name="T10">современную </text:span>методику тестирования полученной аналитической модели, <text:span text:style-name="T10">широко </text:span>применяемую в машинном обучении. </text:p>
      <text:p text:style-name="P12">Шестой раздел включает в себя ключевые параметры тестовых данных, влияющие на результаты классификации, а также описание использованных <text:span text:style-name="T11">наборов </text:span>данных. </text:p>
      <text:p text:style-name="P15">В седьмом разделе обозначены критерии оценки эффективности работы полученной аналитической модели, <text:span text:style-name="T12">математические формулы каждой из используемых метрик</text:span>.</text:p>
      <text:p text:style-name="P16">Раздел восьмой содержит результаты классификации, а также четко сформулированные выводы по итогам работы.</text:p>
      <text:p text:style-name="P16">Раздел девятый описывает разработанное программное обеспечение, состоящее из <text:soft-page-break/>основного программного модуля и интерфейса, содержит обоснование выбора технических решений для реализации проекта.</text:p>
      <text:p text:style-name="P16">Разделы десять и одиннадцать содержат обязательное технико-экономическое обоснование проводимой работы, а также освещают вопросы безопасности жизнедеятельности. <text:span text:style-name="T14">Также работа содержит подробные инструкции по установке и использованию разработанного программного обеспечения.</text:span></text:p>
      <text:p text:style-name="P13"><text:span text:style-name="T15">К преимуществам представленной работы </text:span><text:s/><text:span text:style-name="T15">можно отнести</text:span> тот факт, что автор использует <text:span text:style-name="T13">для тестирования </text:span>несколько наборов данных, в том числе <text:span text:style-name="T11">данные с популярного крупнейшего веб-хостинга GitHub. Программа может обрабатывать неполные (некомпилируемые) файлы исходного кода, не требует больших вычислительных мощностей и может работать в условиях реального мира.</text:span></text:p>
      <text:p text:style-name="P17">К недостаткам можно отнести отсутствие обоснования использования указанных алгоритмов классификации, однако полученные результаты говорят о правильности их выбора.</text:p>
      <text:p text:style-name="P14">Выполненная квалификационная работа заслуживает оценки <text:span text:style-name="T3">«отлично».</text:span></text:p>
      <text:p text:style-name="P5"><text:span text:style-name="T1">Рецензент: Тушминцев </text:span><text:span text:style-name="T2">Антон Александрович, технический директор ООО «ТомскСофт»</text:span></text:p>
      <text:p text:style-name="P4"/>
      <text:p text:style-name="P1">«___»___________2017 г.<text:tab/><text:tab/><text:tab/><text:tab/><text:tab/>Подпись _________________________</text:p>
      <text:p text:style-name="P4">Печать предприятия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3:55:27.054884805</dc:date>
    <meta:editing-duration>PT21H13M45S</meta:editing-duration>
    <meta:editing-cycles>20</meta:editing-cycles>
    <meta:generator>LibreOffice/5.2.2.2$Linux_X86_64 LibreOffice_project/20m0$Build-2</meta:generator>
    <meta:document-statistic meta:table-count="0" meta:image-count="0" meta:object-count="0" meta:page-count="2" meta:paragraph-count="24" meta:word-count="363" meta:character-count="3251" meta:non-whitespace-character-count="2904"/>
  </office:meta>
</office:document-meta>
</file>